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23E16B6FC9113645DD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545cm" fo:min-width="5.47cm" fo:wrap-option="no-wrap"/>
    </style:style>
    <style:style style:name="gr4" style:family="graphic" style:parent-style-name="objectwithoutfill">
      <style:graphic-properties svg:stroke-width="0.106cm" svg:stroke-color="#ffcc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-color="#ffcc00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5.186cm" svg:x="3.175cm" svg:y="3.864cm">
          <draw:image xlink:href="Pictures/10000000000004B20000023E16B6FC9113645DD2.png" xlink:type="simple" xlink:show="embed" xlink:actuate="onLoad">
            <text:p/>
          </draw:image>
        </draw:frame>
        <draw:custom-shape draw:style-name="gr2" draw:text-style-name="P2" draw:layer="layout" svg:width="5.969cm" svg:height="2.286cm" svg:x="15.396cm" svg:y="14.845cm">
          <text:p text:style-name="P1">Create New</text:p>
          <text:p text:style-name="P1">Funding Record</text:p>
          <draw:enhanced-geometry svg:viewBox="0 0 21600 21600" draw:glue-points="10800 0 0 10800 10800 21600 21600 10800 ?f40 ?f41" draw:text-areas="0 0 21600 21600" draw:type="rectangular-callout" draw:modifiers="21654.2713567839 -24121.73152601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5.969cm" svg:height="2.794cm" svg:x="15.381cm" svg:y="14.847cm">
          <text:p text:style-name="P1">Create New</text:p>
          <text:p text:style-name="P1">Taxonomic</text:p>
          <text:p text:style-name="P1">Collection</text:p>
          <draw:enhanced-geometry svg:viewBox="0 0 21600 21600" draw:glue-points="10800 0 0 10800 10800 21600 21600 10800 ?f40 ?f41" draw:text-areas="0 0 21600 21600" draw:type="rectangular-callout" draw:modifiers="53862.5125628141 8616.815742397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3" draw:layer="layout" svg:x1="18.952cm" svg:y1="14.845cm" svg:x2="20.349cm" svg:y2="14.8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3-06T14:01:32.922578733</dc:date>
    <meta:editing-duration>P1DT3H27M48S</meta:editing-duration>
    <meta:editing-cycles>51</meta:editing-cycles>
    <meta:generator>LibreOffice/6.0.7.3$Linux_X86_64 LibreOffice_project/00m0$Build-3</meta:generator>
    <meta:document-statistic meta:object-count="4"/>
  </office:meta>
</office:document-meta>
</file>